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Cadastro de filme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1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 -<text:s/>Cadastro de filme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11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os casos de teste do Cadastro de filme: o título está permitindo cadastro com apenas um caractere; idioma com apenas um caractere, não está realizando a validação das datas, cadastro com o modo de exibição com apenas um caractere, produtora com apenas um caractere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text:s/>V2.0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3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<text:s/>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<text:s/>Cadastro de fil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50:00Z</meta:creation-date>
    <dc:date>2015-06-13T14:51:00Z</dc:date>
    <meta:template xlink:href="Normal" xlink:type="simple"/>
    <meta:editing-cycles>3</meta:editing-cycles>
    <meta:editing-duration>PT60S</meta:editing-duration>
    <meta:document-statistic meta:page-count="2" meta:paragraph-count="1" meta:word-count="147" meta:character-count="942" meta:row-count="6" meta:non-whitespace-character-count="796"/>
  </office:meta>
</office:document-meta>
</file>